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7509" officeooo:paragraph-rsid="001ceae3"/>
    </style:style>
    <style:style style:name="P2" style:family="paragraph" style:parent-style-name="Standard">
      <style:text-properties officeooo:rsid="001ceae3" officeooo:paragraph-rsid="001ceae3"/>
    </style:style>
    <style:style style:name="P3" style:family="paragraph" style:parent-style-name="Standard">
      <style:text-properties officeooo:rsid="001e4066" officeooo:paragraph-rsid="001e4066"/>
    </style:style>
    <style:style style:name="P4" style:family="paragraph" style:parent-style-name="Standard">
      <style:text-properties officeooo:rsid="001f198e" officeooo:paragraph-rsid="001f198e"/>
    </style:style>
    <style:style style:name="P5" style:family="paragraph" style:parent-style-name="Standard">
      <style:text-properties officeooo:rsid="001e4066" officeooo:paragraph-rsid="001fe5bf"/>
    </style:style>
    <style:style style:name="P6" style:family="paragraph" style:parent-style-name="Standard">
      <style:text-properties officeooo:rsid="001e4066" officeooo:paragraph-rsid="001e4066"/>
    </style:style>
    <style:style style:name="P7" style:family="paragraph" style:parent-style-name="Standard">
      <style:text-properties officeooo:rsid="001fe5bf" officeooo:paragraph-rsid="001fe5bf"/>
    </style:style>
    <style:style style:name="P8" style:family="paragraph" style:parent-style-name="Standard">
      <style:text-properties officeooo:rsid="0021ad23" officeooo:paragraph-rsid="0021ad23"/>
    </style:style>
    <style:style style:name="P9" style:family="paragraph" style:parent-style-name="Standard">
      <style:text-properties officeooo:rsid="001ceae3" officeooo:paragraph-rsid="001ceae3"/>
    </style:style>
    <style:style style:name="P10" style:family="paragraph" style:parent-style-name="Standard">
      <style:text-properties officeooo:rsid="0021bda5" officeooo:paragraph-rsid="0021bda5"/>
    </style:style>
    <style:style style:name="P11" style:family="paragraph" style:parent-style-name="Standard">
      <style:text-properties officeooo:rsid="002317cd" officeooo:paragraph-rsid="002317cd"/>
    </style:style>
    <style:style style:name="T1" style:family="text">
      <style:text-properties officeooo:rsid="001256ef"/>
    </style:style>
    <style:style style:name="T2" style:family="text">
      <style:text-properties officeooo:rsid="000a7478"/>
    </style:style>
    <style:style style:name="T3" style:family="text">
      <style:text-properties officeooo:rsid="001ce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jet : <text:span text:style-name="T3">Bricolage Rénovation</text:span></text:p>
      <text:p text:style-name="P1"/>
      <text:p text:style-name="P1">Qui ?Les personnes souhaitant <text:span text:style-name="T3">commencer le bricolage </text:span></text:p>
      <text:p text:style-name="P1"><text:s/></text:p>
      <text:p text:style-name="P1">Quand ? Maintenant.</text:p>
      <text:p text:style-name="P1"/>
      <text:p text:style-name="P1">Quoi ? <text:span text:style-name="T1">Chaine yt forum site officielv podcast</text:span></text:p>
      <text:p text:style-name="P1"/>
      <text:p text:style-name="P1">Ou ? Sur internet, <text:span text:style-name="T2">via des forums, sites internet.</text:span></text:p>
      <text:p text:style-name="P1"/>
      <text:p text:style-name="P1">Comment ? <text:span text:style-name="T1">Chaine yt forum site officielv podcast</text:span></text:p>
      <text:p text:style-name="P1"/>
      <text:p text:style-name="P1">Pourquoi ? Car c’est dans leurs intérêts.</text:p>
      <text:p text:style-name="P1"/>
      <text:p text:style-name="P1"/>
      <text:p text:style-name="P2"/>
      <text:p text:style-name="P2"/>
      <text:p text:style-name="P3">Je suis en train de rénover une longère et dans ce cadre j’ai acheté un paquet de bouquins et recherché de la ressource pour me renseigner. Malgré cela, si vous êtes dans le mème cas que moi, il est indispensable de s’entourer de professionnel (famille, voisin, ami etc..), pour vous conseiller ou vous donner un coup de main car rien ne remplacera l’expérience qu’ils ont pu acquérir dans leur profession. </text:p>
      <text:p text:style-name="P10">Hésiter pas à fouiner de manière à fouiner sur les sites des fabricants de matériaux, des mises en œuvre sont souvent disponibles. </text:p>
      <text:p text:style-name="P10">A noter que je referai surement une suite a cet article les ressources présentées ont pour la plupart comme sujet la rénovation globale ou le gros œuvre. </text:p>
      <text:p text:style-name="P11">De plus je ferai surement un article sur l’outillage indispensable à posséder pour faire une rénovation. </text:p>
      <text:p text:style-name="P11"/>
      <text:p text:style-name="P3">Livres </text:p>
      <text:p text:style-name="P3"/>
      <text:p text:style-name="P3"><text:a xlink:type="simple" xlink:href="https://amzn.to/3XA2E44" text:style-name="Internet_20_link" text:visited-style-name="Visited_20_Internet_20_Link">https://amzn.to/3XA2E44</text:a></text:p>
      <text:p text:style-name="Standard">Construire, rénover et aménager une maison: Toutes les techniques de construction en images </text:p>
      <text:p text:style-name="P7"/>
      <text:p text:style-name="P7">https://amzn.to/45CvHWA</text:p>
      <text:p text:style-name="P7">Grand guide du bricolage</text:p>
      <text:p text:style-name="P7">Livre accès « plutôt bricolage », qui est une bonne base pour faire des réparations dans votre logement.</text:p>
      <text:p text:style-name="P7"/>
      <text:p text:style-name="P7"><text:a xlink:type="simple" xlink:href="https://amzn.to/45CvHWA" text:style-name="Internet_20_link" text:visited-style-name="Visited_20_Internet_20_Link">https://amzn.to/45CvHWA</text:a></text:p>
      <text:p text:style-name="P7">Le grand livre de l’électricité</text:p>
      <text:p text:style-name="P7">Livre spécialisé sur l’installation électrique de votre logement, considéré comme la « bible » sur ce sujet , à noter son pendant en version plomberie que je n’ai pas acheté.</text:p>
      <text:p text:style-name="P7"><text:a xlink:type="simple" xlink:href="https://amzn.to/4cvCyn1" text:style-name="Internet_20_link" text:visited-style-name="Visited_20_Internet_20_Link">https://amzn.to/4cvCyn1</text:a></text:p>
      <text:p text:style-name="P7"/>
      <text:p text:style-name="P7"><text:s/>Livres que j’ai utilisé pour m’aider à apprendre à faire ma maçonnerie. Certains se complètent, parfois se répètent mais forme un tout cohérent.</text:p>
      <text:p text:style-name="P7"><text:a xlink:type="simple" xlink:href="https://amzn.to/4cvCyn1" text:style-name="Internet_20_link" text:visited-style-name="Visited_20_Internet_20_Link">https://amzn.to/4cvCyn1</text:a></text:p>
      <text:p text:style-name="P7">Maçonnerie : Béton, platre et matériaux</text:p>
      <text:p text:style-name="P7">https://amzn.to/3XxsTb9</text:p>
      <text:p text:style-name="P7">Manuel technique du maçon - Vol. 1, 2e édition: Matériaux, outils, techniques </text:p>
      <text:p text:style-name="P7">https://amzn.to/4bi9zCa</text:p>
      <text:p text:style-name="P7"><text:soft-page-break/>Manuel technique du maçon - Vol. 2, 2e édition: Organisation, conception, applications</text:p>
      <text:p text:style-name="P7">https://amzn.to/3zn9S0Z</text:p>
      <text:p text:style-name="P7">Maçonnerie pratique: Bases, méthode et projets à réaliser soi-même</text:p>
      <text:p text:style-name="P7"/>
      <text:p text:style-name="P7"/>
      <text:p text:style-name="P5"/>
      <text:p text:style-name="P3">Forum</text:p>
      <text:p text:style-name="P8">Le fil de discussion du forum hfr spécialise dans le bricolage, pour avoir un avisn sur des questions spécifiques.</text:p>
      <text:p text:style-name="P8"><text:a xlink:type="simple" xlink:href="https://forum.hardware.fr/hfr/Discussions/Viepratique/bricolage-bricolage-sujet_59228_1.htm" text:style-name="Internet_20_link" text:visited-style-name="Visited_20_Internet_20_Link">https://forum.hardware.fr/hfr/Discussions/Viepratique/bricolage-bricolage-sujet_59228_1.htm</text:a></text:p>
      <text:p text:style-name="P8"/>
      <text:p text:style-name="P4">Chaine youtube</text:p>
      <text:p text:style-name="P8">youtube</text:p>
      <text:p text:style-name="P8"/>
      <text:p text:style-name="P8">Chaine youtube spécialisé en Maconnerie </text:p>
      <text:p text:style-name="P8">L’Agence Qualité Construction </text:p>
      <text:p text:style-name="P2"><text:a xlink:type="simple" xlink:href="https://www.youtube.com/@AQCTV/videos" text:style-name="Internet_20_link" text:visited-style-name="Visited_20_Internet_20_Link">https://www.youtube.com/@AQCTV/videos</text:a></text:p>
      <text:p text:style-name="P2"/>
      <text:p text:style-name="P2"><text:a xlink:type="simple" xlink:href="https://www.youtube.com/@BH2M59" text:style-name="Internet_20_link" text:visited-style-name="Visited_20_Internet_20_Link">https://www.youtube.com/@BH2M59</text:a></text:p>
      <text:p text:style-name="P2">MB RENOVATION </text:p>
      <text:p text:style-name="P2"><text:a xlink:type="simple" xlink:href="https://www.youtube.com/@MBRENOVATION/featured" text:style-name="Internet_20_link" text:visited-style-name="Visited_20_Internet_20_Link">https://www.youtube.com/@MBRENOVATION/featured</text:a></text:p>
      <text:p text:style-name="P2"/>
      <text:p text:style-name="P2">Bâtissons TV</text:p>
      <text:p text:style-name="P2"><text:a xlink:type="simple" xlink:href="https://www.youtube.com/@batissonstv8534" text:style-name="Internet_20_link" text:visited-style-name="Visited_20_Internet_20_Link">https://www.youtube.com/@batissonstv8534</text:a></text:p>
      <text:p text:style-name="P2"/>
      <text:p text:style-name="P2">Maçons du 47</text:p>
      <text:p text:style-name="P2"><text:a xlink:type="simple" xlink:href="https://www.youtube.com/@maconsdu4740" text:style-name="Internet_20_link" text:visited-style-name="Visited_20_Internet_20_Link">https://www.youtube.com/@maconsdu4740</text:a></text:p>
      <text:p text:style-name="P2"/>
      <text:p text:style-name="P2">La maison DAGONAY </text:p>
      <text:p text:style-name="P2"><text:a xlink:type="simple" xlink:href="https://www.youtube.com/@lamaisondagonay4820" text:style-name="Internet_20_link" text:visited-style-name="Visited_20_Internet_20_Link">https://www.youtube.com/@lamaisondagonay4820</text:a></text:p>
      <text:p text:style-name="P2"/>
      <text:p text:style-name="P2">PassionMaçon Rémi Fusaro </text:p>
      <text:p text:style-name="P2">https://www.youtube.com/@passionmaconremifusa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0T18:04:52.308000000</meta:creation-date>
    <dc:date>2024-06-23T03:06:54.271000000</dc:date>
    <meta:editing-duration>PT1H11M4S</meta:editing-duration>
    <meta:editing-cycles>8</meta:editing-cycles>
    <meta:generator>LibreOffice/7.6.4.1$Windows_X86_64 LibreOffice_project/e19e193f88cd6c0525a17fb7a176ed8e6a3e2aa1</meta:generator>
    <meta:document-statistic meta:table-count="0" meta:image-count="0" meta:object-count="0" meta:page-count="2" meta:paragraph-count="50" meta:word-count="374" meta:character-count="2776" meta:non-whitespace-character-count="2436"/>
  </office:meta>
</office:document-meta>
</file>